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5680a" officeooo:paragraph-rsid="0015680a"/>
    </style:style>
    <style:style style:name="P2" style:family="paragraph" style:parent-style-name="Standard">
      <style:text-properties officeooo:rsid="00166716" officeooo:paragraph-rsid="00166716"/>
    </style:style>
    <style:style style:name="P3" style:family="paragraph" style:parent-style-name="Standard">
      <style:text-properties officeooo:rsid="00166716" officeooo:paragraph-rsid="001d77ae"/>
    </style:style>
    <style:style style:name="P4" style:family="paragraph" style:parent-style-name="Standard">
      <style:text-properties officeooo:rsid="001749d1" officeooo:paragraph-rsid="001749d1"/>
    </style:style>
    <style:style style:name="P5" style:family="paragraph" style:parent-style-name="Standard">
      <style:text-properties officeooo:rsid="001d77ae" officeooo:paragraph-rsid="001d77ae"/>
    </style:style>
    <style:style style:name="P6" style:family="paragraph" style:parent-style-name="Standard">
      <style:text-properties officeooo:rsid="001e4fe3" officeooo:paragraph-rsid="00233d2d"/>
    </style:style>
    <style:style style:name="P7" style:family="paragraph" style:parent-style-name="Standard">
      <style:text-properties fo:font-weight="bold" officeooo:rsid="001e4fe3" officeooo:paragraph-rsid="00233d2d" style:font-weight-asian="bold" style:font-weight-complex="bold"/>
    </style:style>
    <style:style style:name="P8" style:family="paragraph" style:parent-style-name="Standard">
      <style:text-properties fo:font-weight="bold" officeooo:rsid="0020ccf0" officeooo:paragraph-rsid="00233d2d" style:font-weight-asian="bold" style:font-weight-complex="bold"/>
    </style:style>
    <style:style style:name="P9" style:family="paragraph" style:parent-style-name="Standard">
      <style:text-properties fo:font-weight="bold" officeooo:rsid="002157a5" officeooo:paragraph-rsid="002157a5" style:font-weight-asian="bold" style:font-weight-complex="bold"/>
    </style:style>
    <style:style style:name="P10" style:family="paragraph" style:parent-style-name="Standard">
      <style:text-properties fo:font-weight="bold" officeooo:rsid="00229359" officeooo:paragraph-rsid="00229359" style:font-weight-asian="bold" style:font-weight-complex="bold"/>
    </style:style>
    <style:style style:name="P11" style:family="paragraph" style:parent-style-name="Standard">
      <style:text-properties fo:font-weight="bold" officeooo:rsid="002466d0" officeooo:paragraph-rsid="002466d0" style:font-weight-asian="bold" style:font-weight-complex="bold"/>
    </style:style>
    <style:style style:name="P12" style:family="paragraph" style:parent-style-name="Standard">
      <style:text-properties fo:font-weight="normal" officeooo:rsid="001e4fe3" officeooo:paragraph-rsid="0020ccf0" style:font-weight-asian="normal" style:font-weight-complex="normal"/>
    </style:style>
    <style:style style:name="P13" style:family="paragraph" style:parent-style-name="Standard">
      <style:text-properties fo:font-weight="normal" officeooo:rsid="001e4fe3" officeooo:paragraph-rsid="00233d2d" style:font-weight-asian="normal" style:font-weight-complex="normal"/>
    </style:style>
    <style:style style:name="P14" style:family="paragraph" style:parent-style-name="Standard">
      <style:text-properties fo:font-weight="normal" officeooo:rsid="0020ccf0" officeooo:paragraph-rsid="00233d2d" style:font-weight-asian="normal" style:font-weight-complex="normal"/>
    </style:style>
    <style:style style:name="P15" style:family="paragraph" style:parent-style-name="Standard">
      <style:text-properties fo:font-weight="normal" officeooo:rsid="002157a5" officeooo:paragraph-rsid="00233d2d" style:font-weight-asian="normal" style:font-weight-complex="normal"/>
    </style:style>
    <style:style style:name="P16" style:family="paragraph" style:parent-style-name="Standard">
      <style:text-properties fo:font-weight="normal" officeooo:rsid="0025eeb4" officeooo:paragraph-rsid="0025eeb4" style:font-weight-asian="normal" style:font-weight-complex="normal"/>
    </style:style>
    <style:style style:name="P17" style:family="paragraph" style:parent-style-name="Standard">
      <style:text-properties officeooo:rsid="0026288a" officeooo:paragraph-rsid="001749d1"/>
    </style:style>
    <style:style style:name="P18" style:family="paragraph" style:parent-style-name="Standard">
      <style:text-properties fo:font-weight="normal" officeooo:rsid="0020ccf0" officeooo:paragraph-rsid="00233d2d" style:font-weight-asian="normal" style:font-weight-complex="normal"/>
    </style:style>
    <style:style style:name="P19" style:family="paragraph" style:parent-style-name="Standard">
      <style:text-properties fo:font-weight="normal" officeooo:rsid="001f7269" officeooo:paragraph-rsid="00233d2d" style:font-weight-asian="normal" style:font-weight-complex="normal"/>
    </style:style>
    <style:style style:name="P20" style:family="paragraph" style:parent-style-name="Standard">
      <style:text-properties fo:font-weight="normal" officeooo:rsid="00229359" officeooo:paragraph-rsid="00229359" style:font-weight-asian="normal" style:font-weight-complex="normal"/>
    </style:style>
    <style:style style:name="P21" style:family="paragraph" style:parent-style-name="Standard">
      <style:text-properties fo:font-weight="normal" officeooo:rsid="001e4fe3" officeooo:paragraph-rsid="00233d2d" style:font-weight-asian="normal" style:font-weight-complex="normal"/>
    </style:style>
    <style:style style:name="P22" style:family="paragraph" style:parent-style-name="Standard">
      <style:text-properties fo:font-weight="normal" officeooo:rsid="003682cf" officeooo:paragraph-rsid="003682cf" style:font-weight-asian="normal" style:font-weight-complex="normal"/>
    </style:style>
    <style:style style:name="T1" style:family="text">
      <style:text-properties officeooo:rsid="00170f62"/>
    </style:style>
    <style:style style:name="T2" style:family="text">
      <style:text-properties officeooo:rsid="001f7269"/>
    </style:style>
    <style:style style:name="T3" style:family="text">
      <style:text-properties fo:font-weight="bold" style:font-weight-asian="bold" style:font-weight-complex="bold"/>
    </style:style>
    <style:style style:name="T4" style:family="text">
      <style:text-properties fo:font-weight="bold" officeooo:rsid="002466d0" style:font-weight-asian="bold" style:font-weight-complex="bold"/>
    </style:style>
    <style:style style:name="T5" style:family="text">
      <style:text-properties officeooo:rsid="0021abd5"/>
    </style:style>
    <style:style style:name="T6" style:family="text">
      <style:text-properties fo:font-weight="normal" style:font-weight-asian="normal" style:font-weight-complex="normal"/>
    </style:style>
    <style:style style:name="T7" style:family="text">
      <style:text-properties fo:font-weight="normal" officeooo:rsid="001f7269" style:font-weight-asian="normal" style:font-weight-complex="normal"/>
    </style:style>
    <style:style style:name="T8" style:family="text">
      <style:text-properties fo:font-weight="normal" officeooo:rsid="00377dc7" style:font-weight-asian="normal" style:font-weight-complex="normal"/>
    </style:style>
    <style:style style:name="T9" style:family="text">
      <style:text-properties officeooo:rsid="002466d0"/>
    </style:style>
    <style:style style:name="T10" style:family="text">
      <style:text-properties officeooo:rsid="00338b83"/>
    </style:style>
    <style:style style:name="T11" style:family="text">
      <style:text-properties officeooo:rsid="003511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9">1 </text:span>The green revolution</text:p>
      <text:p text:style-name="P13">India's green revolution was initiated in the mid-1960s to address a number of issues. Firstly, following independence in 1947... The green revolution was characterised by the introduction of high-yielding wheat and rice varieties combined with irrigation, wide use of fertilisers and pest-control, and mechanization \citep{alauddin2008}. The epicentre of the green revolution was the fertile Indo-Gangetic plains in northern India, <text:span text:style-name="T2">particularly the States of Punjab, Haryana and western parts of Uttar Pradesh, </text:span>where extensive groundwater resources provide a ready supply of irrigation water.<text:span text:style-name="T2"> The green revolution has brought myriad benefits. It has ensured food security and enabled India to become self-sufficient in food production \citep{alauddin2008}. It has supported the livelihoods of more than 60% of India's population \citep{singh2014}. Alongside these benefits, however, the green revolution has induced large scale environmental change which now threatens the sustainability of agricultural production in India. Groundwater levels in northern India show a steady decline... Fertilizer leaching has affected water quality \citep{scanlon2007}. [Waterlogging]</text:span></text:p>
      <text:p text:style-name="P16"/>
      <text:p text:style-name="P16">Following independence the growth in irrigation was driven by many factors including a desire for nation building, “poverty alleviation and famine eradication” \citep{thenkabail2009}.</text:p>
      <text:p text:style-name="P15">&lt;salinization&gt; <text:span text:style-name="T5">\citep{brainerd2014}</text:span></text:p>
      <text:p text:style-name="P13"/>
      <text:p text:style-name="P14">According to \citet{alauddin2008}, the problems arising from agricultural intensification in India “have their roots in <text:s/>economics, sociology, ecology and the environment”. </text:p>
      <text:p text:style-name="P13"/>
      <text:p text:style-name="P22">The aim of this thesis is to put forward tools, methods and data sets to improve...</text:p>
      <text:p text:style-name="P13"/>
      <text:p text:style-name="P8"><text:span text:style-name="T9">2 </text:span>Indicators of change</text:p>
      <text:p text:style-name="P14">Figure X shows the change in land use between 1956 and 2010 and the corresponding change in various measures of agricultural land use [NIA, GIA, NCA, GCA]</text:p>
      <text:p text:style-name="P6"><text:span text:style-name="T6">Figure X shows the </text:span><text:span text:style-name="T7">change in various in</text:span><text:span text:style-name="T8">d</text:span><text:span text:style-name="T7">icators of agricultural production between 1956 and 2010, highlighting the dramatic changes that have taken place.</text:span></text:p>
      <text:p text:style-name="P19"/>
      <text:p text:style-name="P6"><text:span text:style-name="T4">3. </text:span><text:span text:style-name="T3">South Asian monsoon</text:span></text:p>
      <text:p text:style-name="P1">\citep{koster2004} established northern India as one of three global “hot-spots” of land atmosphere coupling. </text:p>
      <text:p text:style-name="P1">\citep{douglas2006} investigated the impact of agricultural intensification and irrigation on the partition between sensible and latent heat, showing that land use change in the Indian monsoon belt has increased the mean annual vapour flux by 7% in the monsoon season and 55% in the dry season. Up to two thirds of this change is attributed to groundwater-based irrigation.</text:p>
      <text:p text:style-name="P2">\citep{niyogi2010} discovered a negative correlation between increased normalised difference vegetation index (NDVI), a measure of greenness, during March-April and the quantity of monsoon rainfall.</text:p>
      <text:p text:style-name="P3">\citep{singh2014} investigated changes in the characteristics of the South Asian monsoon since 1951, discovering a <text:span text:style-name="T1">decrease in monsoon rainfall depth and increasing variability at the daily time scale. In addition there has been an increase in the frequency of dry spells, although these have become less intense, and an increase in the intensity of wet spells. These observations are consistent with the general intensification of the hydrologic cycle...\citep{webster2005}. The intensification of the Indian monsoon threatens the agricultural sector. Prolonged dry spells in the Kharif (monsoon) season, when a large proportion of crops are rainfed (ref), can cause a dramatic fall in yields if they coincide with important stages in the crop growth cycle “soil preparation, transplanting or the critical crop growth period” \citep{} In India the agricultural sector employs more than 60% of the working population and agricultural produce represents more than 70% of it's exports. Dry spells threaten the livelihoods of individuals as well as national and global food security</text:span></text:p>
      <text:p text:style-name="P5">There is a critical need to improve the representation of the South Asian monsoon \citep{turner2012}. One aspect of this is to better characterise the role of feedback mechanisms <text:soft-page-break/>between the land surface and local and regional convection. </text:p>
      <text:p text:style-name="P3"><text:span text:style-name="T1">\citep{singh2014}. In the last decade extreme rainfall events during the monsoon have caused severe floods. In 2005, Mumbai... These events are major humanitarian disasters. </text:span></text:p>
      <text:p text:style-name="P4">\citep{roy2007} showed that irrigation reduces the land surface temperature.</text:p>
      <text:p text:style-name="P17">\citep{puma2010} showed a significant cooling in boreal summer (June-August) over southern and eastern Asia. In addition, they show that mean annual precipitation decreases as the South Asian monsoon weakens</text:p>
      <text:p text:style-name="P17"/>
      <text:p text:style-name="P11">Threats to supply</text:p>
      <text:p text:style-name="P11"/>
      <text:p text:style-name="P10">Land-atmosphere coupling</text:p>
      <text:p text:style-name="P20">The Global Land Atmosphere Coupling Experiment \citep{koster2004,koster2006,guo2006,seneviratne2006}, using an ensemble of 12 atmospheric general circulation models, identified India as one of three global “hot-spots” of land-atmosphere coupling strength. </text:p>
      <text:p text:style-name="P12"/>
      <text:p text:style-name="P11">Threats to demand</text:p>
      <text:p text:style-name="P12"/>
      <text:p text:style-name="P9">Pathways to sustain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meta:initial-creator>
    <meta:creation-date>2015-12-03T09:35:30.921660985</meta:creation-date>
    <meta:generator>LibreOffice/4.1.6.2$Linux_X86_64 LibreOffice_project/410$Build-2</meta:generator>
    <dc:date>2015-12-18T12:59:39.547286267</dc:date>
    <dc:creator>simon </dc:creator>
    <meta:editing-duration>P7DT6H10M55S</meta:editing-duration>
    <meta:editing-cycles>20</meta:editing-cycles>
    <meta:document-statistic meta:table-count="0" meta:image-count="0" meta:object-count="0" meta:page-count="2" meta:paragraph-count="23" meta:word-count="676" meta:character-count="4814" meta:non-whitespace-character-count="4155"/>
  </office:meta>
</office:document-meta>
</file>